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justify" style:justify-single-word="false"/>
      <style:text-properties style:font-name="Arial" fo:font-size="14pt" style:text-underline-style="none" fo:font-weight="normal" officeooo:rsid="001e2a66" officeooo:paragraph-rsid="001e2a66" style:font-size-asian="14pt" style:font-weight-asian="normal" style:font-size-complex="14pt" style:font-weight-complex="normal"/>
    </style:style>
    <style:style style:name="P3" style:family="paragraph" style:parent-style-name="Text_20_body" style:list-style-name="L2">
      <style:paragraph-properties fo:text-align="justify" style:justify-single-word="false"/>
    </style:style>
    <style:style style:name="P4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style:font-name="Arial" fo:font-size="14pt" style:text-underline-style="non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officeooo:rsid="001e2a66" officeooo:paragraph-rsid="001e2a66" style:font-size-asian="13pt" style:font-size-complex="13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3pt" officeooo:rsid="001e2a66" officeooo:paragraph-rsid="001e2a66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officeooo:rsid="001e2a66" officeooo:paragraph-rsid="001e2a66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style:text-underline-style="solid" style:text-underline-width="auto" style:text-underline-color="font-color" fo:font-weight="normal" officeooo:rsid="001e2a66" officeooo:paragraph-rsid="001e2a66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officeooo:rsid="00210ee0" officeooo:paragraph-rsid="00210ee0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officeooo:rsid="0022ec40" officeooo:paragraph-rsid="0026396f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rsid="001e2a66" officeooo:paragraph-rsid="001e2a66" style:font-size-asian="18pt" style:font-weight-asian="bold" style:font-size-complex="18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14pt" officeooo:rsid="001e2a66" officeooo:paragraph-rsid="001e2a66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e2a66" officeooo:paragraph-rsid="001e2a6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ed11f" officeooo:paragraph-rsid="001ed11f" style:font-size-asian="12.25pt" style:font-weight-asian="normal" style:font-size-complex="14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Arial" fo:font-size="14pt" style:text-underline-style="none" fo:font-weight="normal" officeooo:rsid="001ed11f" officeooo:paragraph-rsid="001ed11f" style:font-size-asian="12.25pt" style:font-weight-asian="normal" style:font-size-complex="14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Arial" fo:font-size="14pt" style:text-underline-style="none" fo:font-weight="normal" officeooo:rsid="00200733" officeooo:paragraph-rsid="00200733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200733" officeooo:paragraph-rsid="00200733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210ee0" officeooo:paragraph-rsid="00210ee0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210ee0" officeooo:paragraph-rsid="0022d73c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 Black" fo:font-size="16pt" style:text-underline-style="solid" style:text-underline-width="auto" style:text-underline-color="font-color" fo:font-weight="normal" officeooo:rsid="001e2a66" officeooo:paragraph-rsid="001e2a66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 Black" fo:font-size="16pt" style:text-underline-style="solid" style:text-underline-width="auto" style:text-underline-color="font-color" fo:font-weight="normal" officeooo:rsid="001e2a66" officeooo:paragraph-rsid="001ed11f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 Black" fo:font-size="16pt" style:text-underline-style="solid" style:text-underline-width="auto" style:text-underline-color="font-color" fo:font-weight="normal" officeooo:rsid="001e2a66" officeooo:paragraph-rsid="00210ee0" style:font-size-asian="16pt" style:font-weight-asian="normal" style:font-size-complex="16pt" style:font-weight-complex="normal"/>
    </style:style>
    <style:style style:name="P23" style:family="paragraph" style:parent-style-name="Header">
      <style:text-properties style:font-name="Arial" officeooo:rsid="001e2a66" officeooo:paragraph-rsid="001e2a66"/>
    </style:style>
    <style:style style:name="P24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Arial" fo:font-size="14pt" style:text-underline-style="none" style:font-size-asian="14pt" style:font-size-complex="14pt"/>
    </style:style>
    <style:style style:name="T2" style:family="text">
      <style:text-properties style:font-name="Arial" fo:font-size="14pt" fo:language="en" fo:country="US" style:text-underline-style="none" style:font-size-asian="14pt" style:font-size-complex="14pt"/>
    </style:style>
    <style:style style:name="T3" style:family="text">
      <style:text-properties style:font-name="Arial" fo:font-size="14pt" fo:language="en" fo:country="US" style:text-underline-style="solid" style:text-underline-width="auto" style:text-underline-color="font-color" style:font-size-asian="14pt" style:font-size-complex="14pt"/>
    </style:style>
    <style:style style:name="T4" style:family="text"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color="#000000" style:font-name="Arial" fo:font-size="20pt" style:text-underline-style="none" style:font-size-asian="20pt" style:font-size-complex="20pt"/>
    </style:style>
    <style:style style:name="T6" style:family="text">
      <style:text-properties fo:color="#000000" fo:font-size="14pt" style:text-underline-style="none" style:font-size-asian="14pt" style:font-size-complex="14pt"/>
    </style:style>
    <style:style style:name="T7" style:family="text">
      <style:text-properties officeooo:rsid="001ed11f"/>
    </style:style>
    <style:style style:name="T8" style:family="text">
      <style:text-properties fo:language="en" fo:country="US"/>
    </style:style>
    <style:style style:name="T9" style:family="text">
      <style:text-properties officeooo:rsid="0020073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10ee0" style:font-weight-asian="bold" style:font-weight-complex="bold"/>
    </style:style>
    <style:style style:name="T12" style:family="text">
      <style:text-properties officeooo:rsid="0022d73c"/>
    </style:style>
    <style:style style:name="T13" style:family="text">
      <style:text-properties officeooo:rsid="0023389e"/>
    </style:style>
    <style:style style:name="T14" style:family="text">
      <style:text-properties officeooo:rsid="002639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3"><text:bookmark text:name="yui_3_17_2_1_1505685387280_135"/><text:bookmark text:name="yui_3_17_2_1_1505685387280_161"/><text:a xlink:type="simple" xlink:href="https://www3.gobiernodecanarias.org/medusa/evagd/stacruztf/mod/assign/view.php?id=188516" text:style-name="Internet_20_link" text:visited-style-name="Visited_20_Internet_20_Link"><text:span text:style-name="T5">U01-T01: Instalación y configuración de un entorno de trabajo para programar con JavaScript</text:span></text:a></text:h>
      <text:p text:style-name="P1"><text:span text:style-name="T6"/></text:p>
      <text:p text:style-name="P11">Índice</text:p>
      <text:p text:style-name="P5"/>
      <text:list xml:id="list5242187864373046123" text:style-name="L1">
        <text:list-item>
          <text:p text:style-name="P12">Enunciado de la actividad</text:p>
        </text:list-item>
        <text:list-item>
          <text:p text:style-name="P12">Entorno de trabajo</text:p>
        </text:list-item>
        <text:list-item>
          <text:p text:style-name="P12">Cloud9</text:p>
        </text:list-item>
        <text:list-item>
          <text:p text:style-name="P12">Atom</text:p>
        </text:list-item>
        <text:list-item>
          <text:p text:style-name="P12">Microsoft Visual Studio 2017</text:p>
          <text:p text:style-name="P6"/>
        </text:list-item>
      </text:list>
      <text:p text:style-name="P7"/>
      <text:p text:style-name="P20">1. <text:span text:style-name="T7">Enunciado de la actividad</text:span></text:p>
      <text:p text:style-name="P8"/>
      <text:p text:style-name="P2"><text:bookmark text:name="yui_3_17_2_1_1505685387280_129"/>Realizar la instalación y configuración de un entorno de trabajo para programar con<text:bookmark text:name="yui_3_17_2_1_1505685387280_128"/> <text:span text:style-name="T8">JavaScript</text:span>.</text:p>
      <text:list xml:id="list3316531542068655335" text:style-name="L2">
        <text:list-item>
          <text:p text:style-name="P4"><text:bookmark text:name="yui_3_17_2_1_1505685387280_115"/><text:bookmark text:name="yui_3_17_2_1_1505685387280_114"/>Para ello tendrás que buscar e instalar en tu sistema operativo 3 editores de páginas<text:bookmark text:name="yui_3_17_2_1_1505685387280_130"/> <text:span text:style-name="T8">web, de los cuales, uno de ellos debe ser un editor online</text:span>. Todas las aplicaciones que instales tendrán que ser gratuitas y tendrás que explicar las razones por las que has elegido tu editor<text:bookmark text:name="yui_3_17_2_1_1505685387280_136"/> <text:span text:style-name="T8">web </text:span>entre muchos otros.</text:p>
          <text:list>
            <text:list-item>
              <text:p text:style-name="P4"><text:bookmark text:name="yui_3_17_2_1_1505685387280_113"/><text:bookmark text:name="yui_3_17_2_1_1505685387280_127"/>multilenguaje </text:p>
            </text:list-item>
            <text:list-item>
              <text:p text:style-name="P4"><text:bookmark text:name="yui_3_17_2_1_1505685387280_126"/>chequeo de la sintáxis del lenguaje </text:p>
            </text:list-item>
            <text:list-item>
              <text:p text:style-name="P4"><text:bookmark text:name="yui_3_17_2_1_1505685387280_125"/>formateo del código (espaciado o identación, etc...) </text:p>
            </text:list-item>
            <text:list-item>
              <text:p text:style-name="P4"><text:bookmark text:name="yui_3_17_2_1_1505685387280_124"/>selección o agrupación de bloques de código (funciones, etc...) </text:p>
            </text:list-item>
            <text:list-item>
              <text:p text:style-name="P4"><text:bookmark text:name="yui_3_17_2_1_1505685387280_123"/>emparejamiento de llaves </text:p>
            </text:list-item>
            <text:list-item>
              <text:p text:style-name="P4"><text:bookmark text:name="yui_3_17_2_1_1505685387280_122"/>autocompletado </text:p>
            </text:list-item>
            <text:list-item>
              <text:p text:style-name="P4"><text:bookmark text:name="yui_3_17_2_1_1505685387280_121"/>atajos de teclado </text:p>
            </text:list-item>
            <text:list-item>
              <text:p text:style-name="P4"><text:bookmark text:name="yui_3_17_2_1_1505685387280_120"/>paquetes que pueden instalarse y cuáles recomendarías </text:p>
            </text:list-item>
            <text:list-item>
              <text:p text:style-name="P4"><text:bookmark text:name="yui_3_17_2_1_1505685387280_112"/>SSOO en los que puede instalarse o usarse. En el caso del editor web navegadores soportados </text:p>
            </text:list-item>
          </text:list>
        </text:list-item>
        <text:list-item>
          <text:p text:style-name="P3"><text:bookmark text:name="yui_3_17_2_1_1505685387280_137"/><text:span text:style-name="T1">Usando la dirección de</text:span><text:bookmark text:name="yui_3_17_2_1_1505685387280_139"/><text:span text:style-name="T1"> </text:span><text:a xlink:type="simple" xlink:href="http://validator.w3.org/" text:style-name="Internet_20_link" text:visited-style-name="Visited_20_Internet_20_Link"><text:span text:style-name="T4">validación del</text:span></text:a><text:bookmark text:name="yui_3_17_2_1_1505685387280_138"/><text:a xlink:type="simple" xlink:href="http://validator.w3.org/" text:style-name="Internet_20_link" text:visited-style-name="Visited_20_Internet_20_Link"><text:span text:style-name="T4"> </text:span></text:a><text:a xlink:type="simple" xlink:href="http://validator.w3.org/" text:style-name="Internet_20_link" text:visited-style-name="Visited_20_Internet_20_Link"><text:span text:style-name="acronym"><text:span text:style-name="T3">W3C</text:span></text:span></text:a><text:span text:style-name="T3"> </text:span><text:span text:style-name="T1">lleva a cabo la validación de la página de</text:span><text:bookmark text:name="yui_3_17_2_1_1505685387280_140"/><text:span text:style-name="T1"> </text:span><text:span text:style-name="T2">Google </text:span><text:span text:style-name="T1">e indica los tipos de errores encontrados, cita 3 errores diferentes detectados y la solución propuesta a cada uno de ellos. </text:span></text:p>
        </text:list-item>
      </text:list>
      <text:p text:style-name="P13"/>
      <text:p text:style-name="P21"><text:soft-page-break/><text:span text:style-name="T7">2</text:span>. <text:span text:style-name="T7">Entorno de trabajo</text:span></text:p>
      <text:p text:style-name="P21"/>
      <text:p text:style-name="P14">Esta actividad se realizará en una máquina virtual con el programa VirtualBox. La virtualización tendrá las siguientes especificaciones:</text:p>
      <text:p text:style-name="P14"/>
      <text:list xml:id="list776151618259980094" text:style-name="L3">
        <text:list-item>
          <text:p text:style-name="P15">Sistema Operativo: Windows 10 <text:span text:style-name="T9">Education x64</text:span></text:p>
        </text:list-item>
        <text:list-item>
          <text:p text:style-name="P16">Memoria de Almacenamiento: 20GB</text:p>
        </text:list-item>
        <text:list-item>
          <text:p text:style-name="P16">Memoria RAM: 2GB</text:p>
        </text:list-item>
      </text:list>
      <text:p text:style-name="P17"/>
      <text:p text:style-name="P18">Los trabajos se visualizarán principalmente con el explorador <text:span text:style-name="T10">Mozilla Firefox</text:span>, aunque en caso de solicitarlo también se utilizará <text:span text:style-name="T10">Google Chrome</text:span> o <text:span text:style-name="T10">Microsoft Edge</text:span>.</text:p>
      <text:p text:style-name="P18"/>
      <text:p text:style-name="P19">Se creará un repositorio en la plataforma <text:a xlink:type="simple" xlink:href="https://github.com/OrchyBlanco/2-DEW-2017-2018.git" text:style-name="Internet_20_link" text:visited-style-name="Visited_20_Internet_20_Link"><text:span text:style-name="T10">Github</text:span></text:a> en el cual se subir<text:span text:style-name="T12">á</text:span> una copia de los trabajos a realizar.</text:p>
      <text:p text:style-name="P18"><text:span text:style-name="T10"/></text:p>
      <text:p text:style-name="P22"><text:span text:style-name="T11">3</text:span><text:span text:style-name="T10">. </text:span><text:span text:style-name="T11">Cloud9</text:span></text:p>
      <text:p text:style-name="P22"><text:span text:style-name="T11"/></text:p>
      <text:p text:style-name="P9">Cloud9 es un editor de código online gratuito el cual permite <text:span text:style-name="T12">trabajar online y poder ejecutar los proyectos desde un servidor apache.</text:span></text:p>
      <text:p text:style-name="P9"/>
      <text:p text:style-name="P10">Dispone de múltiples lenguajes, <text:span text:style-name="T14">formato de código, atajos de teclado,</text:span>un sistema de navegación de archivos, <text:span text:style-name="T13">así como vincular con repositorios y descargar el proyecto realizado. Se pueden instalar plugins, aunque ya viene con algunos instalados por defecto (EMMET).</text:span></text:p>
      <text:p text:style-name="P10"/>
      <text:p text:style-name="P10"/>
      <text:p text:style-name="P10"><text:span text:style-name="T13"><text:s/>Es uno de los editores más potentes a mi modo de ver ya que al ser web lo único que necesitas es un navegador soportado (Firefox y Chrome) y conexión a Intern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e2a66" officeooo:paragraph-rsid="001e2a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tru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Jesús Manuel Torres Blanco 2º DAW 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23:00:27.498000000</meta:creation-date>
    <dc:date>2017-09-18T00:39:10.739000000</dc:date>
    <meta:editing-duration>PT6M8S</meta:editing-duration>
    <meta:editing-cycles>1</meta:editing-cycles>
    <meta:document-statistic meta:table-count="0" meta:image-count="0" meta:object-count="0" meta:page-count="2" meta:paragraph-count="32" meta:word-count="388" meta:character-count="2332" meta:non-whitespace-character-count="1984"/>
    <meta:generator>LibreOffice/5.2.7.2$Windows_x86 LibreOffice_project/2b7f1e640c46ceb28adf43ee075a6e8b8439ed10</meta:generator>
  </office:meta>
</office:document-meta>
</file>